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ffcc" draw:textarea-vertical-align="middle"/>
    </style:style>
    <style:style style:name="gr2" style:family="graphic" style:parent-style-name="objectwithoutfill">
      <style:graphic-properties draw:fill="none" draw:fill-color="#99ffcc" draw:textarea-vertical-align="middle"/>
    </style:style>
    <style:style style:name="gr3" style:family="graphic" style:parent-style-name="objectwithoutfill">
      <style:graphic-properties draw:stroke="dash" draw:stroke-dash="_32__20_Dots_20_1_20_Dash" draw:fill="none" draw:fill-color="#99ffcc" draw:textarea-vertical-align="middle"/>
    </style:style>
    <style:style style:name="gr4" style:family="graphic" style:parent-style-name="objectwithoutfill">
      <style:graphic-properties draw:stroke="dash" draw:stroke-dash="Ultrafine_20_2_20_Dots_20_3_20_Dashes" draw:fill="none" draw:fill-color="#99ffcc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8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3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ellipse draw:style-name="gr1" draw:text-style-name="P2" draw:layer="layout" svg:width="0.617cm" svg:height="0.537cm" svg:x="4.034cm" svg:y="18.441cm">
          <text:p text:style-name="P1"><text:span text:style-name="T1">3</text:span></text:p>
        </draw:ellipse>
        <draw:ellipse draw:style-name="gr1" draw:text-style-name="P2" draw:layer="layout" svg:width="0.617cm" svg:height="0.537cm" svg:x="4.035cm" svg:y="19.442cm">
          <text:p text:style-name="P1"><text:span text:style-name="T1">2</text:span></text:p>
        </draw:ellipse>
        <draw:ellipse draw:style-name="gr1" draw:text-style-name="P2" draw:layer="layout" svg:width="0.617cm" svg:height="0.537cm" svg:x="4.036cm" svg:y="20.443cm">
          <text:p text:style-name="P1"><text:span text:style-name="T1">1</text:span></text:p>
        </draw:ellipse>
        <draw:line draw:style-name="gr2" draw:text-style-name="P1" draw:layer="layout" svg:x1="4.341cm" svg:y1="18.985cm" svg:x2="4.33cm" svg:y2="19.452cm">
          <text:p/>
        </draw:line>
        <draw:line draw:style-name="gr2" draw:text-style-name="P1" draw:layer="layout" svg:x1="4.342cm" svg:y1="19.986cm" svg:x2="4.331cm" svg:y2="20.453cm">
          <text:p/>
        </draw:line>
        <draw:ellipse draw:style-name="gr1" draw:text-style-name="P2" draw:layer="layout" svg:width="0.617cm" svg:height="0.537cm" svg:x="4.039cm" svg:y="16.953cm">
          <text:p text:style-name="P1"><text:span text:style-name="T1">4</text:span></text:p>
        </draw:ellipse>
        <draw:ellipse draw:style-name="gr1" draw:text-style-name="P2" draw:layer="layout" svg:width="0.617cm" svg:height="0.537cm" svg:x="4.04cm" svg:y="15.954cm">
          <text:p text:style-name="P1"><text:span text:style-name="T1">5</text:span></text:p>
        </draw:ellipse>
        <draw:line draw:style-name="gr2" draw:text-style-name="P1" draw:layer="layout" svg:x1="4.331cm" svg:y1="16.479cm" svg:x2="4.32cm" svg:y2="16.946cm">
          <text:p/>
        </draw:line>
        <draw:ellipse draw:style-name="gr1" draw:text-style-name="P2" draw:layer="layout" svg:width="0.617cm" svg:height="0.537cm" svg:x="4.076cm" svg:y="14.218cm">
          <text:p text:style-name="P1"><text:span text:style-name="T1">4'</text:span></text:p>
        </draw:ellipse>
        <draw:ellipse draw:style-name="gr1" draw:text-style-name="P2" draw:layer="layout" svg:width="0.617cm" svg:height="0.537cm" svg:x="4.077cm" svg:y="13.219cm">
          <text:p text:style-name="P1"><text:span text:style-name="T1">5'</text:span></text:p>
        </draw:ellipse>
        <draw:line draw:style-name="gr2" draw:text-style-name="P1" draw:layer="layout" svg:x1="4.368cm" svg:y1="13.744cm" svg:x2="4.357cm" svg:y2="14.211cm">
          <text:p/>
        </draw:line>
        <draw:ellipse draw:style-name="gr1" draw:text-style-name="P2" draw:layer="layout" svg:width="0.617cm" svg:height="0.537cm" svg:x="4.045cm" svg:y="11.577cm">
          <text:p text:style-name="P1"><text:span text:style-name="T1">4''</text:span></text:p>
        </draw:ellipse>
        <draw:ellipse draw:style-name="gr1" draw:text-style-name="P2" draw:layer="layout" svg:width="0.617cm" svg:height="0.537cm" svg:x="4.046cm" svg:y="10.578cm">
          <text:p text:style-name="P1"><text:span text:style-name="T1">5''</text:span></text:p>
        </draw:ellipse>
        <draw:line draw:style-name="gr2" draw:text-style-name="P1" draw:layer="layout" svg:x1="4.337cm" svg:y1="11.103cm" svg:x2="4.326cm" svg:y2="11.57cm">
          <text:p/>
        </draw:line>
        <draw:line draw:style-name="gr3" draw:text-style-name="P1" draw:layer="layout" svg:x1="4.342cm" svg:y1="17.486cm" svg:x2="4.327cm" svg:y2="18.438cm">
          <text:p/>
        </draw:line>
        <draw:line draw:style-name="gr4" draw:text-style-name="P1" draw:layer="layout" svg:x1="4.355cm" svg:y1="14.8cm" svg:x2="4.321cm" svg:y2="15.947cm">
          <text:p/>
        </draw:line>
        <draw:line draw:style-name="gr4" draw:text-style-name="P1" draw:layer="layout" svg:x1="4.355cm" svg:y1="12.182cm" svg:x2="4.358cm" svg:y2="13.212cm">
          <text:p/>
        </draw:line>
        <draw:ellipse draw:style-name="gr1" draw:text-style-name="P2" draw:layer="layout" svg:width="0.617cm" svg:height="0.537cm" svg:x="8.175cm" svg:y="17.509cm">
          <text:p text:style-name="P1"><text:span text:style-name="T1">3</text:span></text:p>
        </draw:ellipse>
        <draw:ellipse draw:style-name="gr1" draw:text-style-name="P2" draw:layer="layout" svg:width="0.617cm" svg:height="0.537cm" svg:x="8.176cm" svg:y="18.51cm">
          <text:p text:style-name="P1"><text:span text:style-name="T1">2</text:span></text:p>
        </draw:ellipse>
        <draw:ellipse draw:style-name="gr1" draw:text-style-name="P2" draw:layer="layout" svg:width="0.617cm" svg:height="0.537cm" svg:x="8.177cm" svg:y="19.511cm">
          <text:p text:style-name="P1"><text:span text:style-name="T1">1</text:span></text:p>
        </draw:ellipse>
        <draw:line draw:style-name="gr2" draw:text-style-name="P1" draw:layer="layout" svg:x1="8.482cm" svg:y1="18.053cm" svg:x2="8.471cm" svg:y2="18.52cm">
          <text:p/>
        </draw:line>
        <draw:line draw:style-name="gr2" draw:text-style-name="P1" draw:layer="layout" svg:x1="8.483cm" svg:y1="19.054cm" svg:x2="8.472cm" svg:y2="19.521cm">
          <text:p/>
        </draw:line>
        <draw:ellipse draw:style-name="gr1" draw:text-style-name="P2" draw:layer="layout" svg:width="0.617cm" svg:height="0.537cm" svg:x="9.686cm" svg:y="16.185cm">
          <text:p text:style-name="P1"><text:span text:style-name="T1">4</text:span></text:p>
        </draw:ellipse>
        <draw:ellipse draw:style-name="gr1" draw:text-style-name="P2" draw:layer="layout" svg:width="0.617cm" svg:height="0.537cm" svg:x="9.687cm" svg:y="15.186cm">
          <text:p text:style-name="P1"><text:span text:style-name="T1">5</text:span></text:p>
        </draw:ellipse>
        <draw:line draw:style-name="gr2" draw:text-style-name="P1" draw:layer="layout" svg:x1="8.756cm" svg:y1="17.637cm" svg:x2="9.969cm" svg:y2="16.727cm">
          <text:p/>
        </draw:line>
        <draw:line draw:style-name="gr2" draw:text-style-name="P1" draw:layer="layout" svg:x1="9.978cm" svg:y1="15.711cm" svg:x2="9.967cm" svg:y2="16.178cm">
          <text:p/>
        </draw:line>
        <draw:ellipse draw:style-name="gr1" draw:text-style-name="P2" draw:layer="layout" svg:width="0.617cm" svg:height="0.537cm" svg:x="9.687cm" svg:y="14.086cm">
          <text:p text:style-name="P1"><text:span text:style-name="T1">6</text:span></text:p>
        </draw:ellipse>
        <draw:line draw:style-name="gr2" draw:text-style-name="P1" draw:layer="layout" svg:x1="9.98cm" svg:y1="14.677cm" svg:x2="9.956cm" svg:y2="15.152cm">
          <text:p/>
        </draw:line>
        <draw:frame draw:style-name="gr5" draw:text-style-name="P3" draw:layer="layout" svg:width="1.184cm" svg:height="0.725cm" svg:x="9.408cm" svg:y="13.209cm">
          <draw:text-box>
            <text:p><text:span text:style-name="T2">dev</text:span></text:p>
          </draw:text-box>
        </draw:frame>
        <draw:frame draw:style-name="gr6" draw:text-style-name="P3" draw:layer="layout" svg:width="1.831cm" svg:height="0.725cm" svg:x="9.436cm" svg:y="12.711cm">
          <draw:text-box>
            <text:p><text:span text:style-name="T2">feature</text:span></text:p>
          </draw:text-box>
        </draw:frame>
        <draw:ellipse draw:style-name="gr1" draw:text-style-name="P2" draw:layer="layout" svg:width="0.617cm" svg:height="0.537cm" svg:x="9.585cm" svg:y="6.2cm">
          <text:p text:style-name="P1"><text:span text:style-name="T1">3</text:span></text:p>
        </draw:ellipse>
        <draw:ellipse draw:style-name="gr1" draw:text-style-name="P2" draw:layer="layout" svg:width="0.617cm" svg:height="0.537cm" svg:x="9.586cm" svg:y="7.201cm">
          <text:p text:style-name="P1"><text:span text:style-name="T1">2</text:span></text:p>
        </draw:ellipse>
        <draw:ellipse draw:style-name="gr1" draw:text-style-name="P2" draw:layer="layout" svg:width="0.617cm" svg:height="0.537cm" svg:x="9.587cm" svg:y="8.202cm">
          <text:p text:style-name="P1"><text:span text:style-name="T1">1</text:span></text:p>
        </draw:ellipse>
        <draw:line draw:style-name="gr2" draw:text-style-name="P1" draw:layer="layout" svg:x1="9.892cm" svg:y1="6.744cm" svg:x2="9.881cm" svg:y2="7.211cm">
          <text:p/>
        </draw:line>
        <draw:line draw:style-name="gr2" draw:text-style-name="P1" draw:layer="layout" svg:x1="9.893cm" svg:y1="7.745cm" svg:x2="9.882cm" svg:y2="8.212cm">
          <text:p/>
        </draw:line>
        <draw:ellipse draw:style-name="gr1" draw:text-style-name="P2" draw:layer="layout" svg:width="0.617cm" svg:height="0.537cm" svg:x="11.096cm" svg:y="4.876cm">
          <text:p text:style-name="P1"><text:span text:style-name="T1">6</text:span></text:p>
        </draw:ellipse>
        <draw:ellipse draw:style-name="gr1" draw:text-style-name="P2" draw:layer="layout" svg:width="0.617cm" svg:height="0.537cm" svg:x="11.097cm" svg:y="3.877cm">
          <text:p text:style-name="P1"><text:span text:style-name="T1">4</text:span></text:p>
        </draw:ellipse>
        <draw:line draw:style-name="gr2" draw:text-style-name="P1" draw:layer="layout" svg:x1="10.166cm" svg:y1="6.328cm" svg:x2="11.379cm" svg:y2="5.418cm">
          <text:p/>
        </draw:line>
        <draw:line draw:style-name="gr2" draw:text-style-name="P1" draw:layer="layout" svg:x1="11.388cm" svg:y1="4.402cm" svg:x2="11.377cm" svg:y2="4.869cm">
          <text:p/>
        </draw:line>
        <draw:ellipse draw:style-name="gr1" draw:text-style-name="P2" draw:layer="layout" svg:width="0.617cm" svg:height="0.537cm" svg:x="11.097cm" svg:y="2.777cm">
          <text:p text:style-name="P1"><text:span text:style-name="T1">5</text:span></text:p>
        </draw:ellipse>
        <draw:line draw:style-name="gr2" draw:text-style-name="P1" draw:layer="layout" svg:x1="11.39cm" svg:y1="3.368cm" svg:x2="11.366cm" svg:y2="3.843cm">
          <text:p/>
        </draw:line>
        <draw:frame draw:style-name="gr5" draw:text-style-name="P3" draw:layer="layout" svg:width="1.184cm" svg:height="0.725cm" svg:x="11.727cm" svg:y="4.704cm">
          <draw:text-box>
            <text:p><text:span text:style-name="T2">dev</text:span></text:p>
          </draw:text-box>
        </draw:frame>
        <draw:frame draw:style-name="gr6" draw:text-style-name="P3" draw:layer="layout" svg:width="1.831cm" svg:height="0.725cm" svg:x="10.597cm" svg:y="1.787cm">
          <draw:text-box>
            <text:p><text:span text:style-name="T2">feature</text:span></text:p>
          </draw:text-box>
        </draw:frame>
        <draw:ellipse draw:style-name="gr1" draw:text-style-name="P2" draw:layer="layout" svg:width="0.617cm" svg:height="0.537cm" svg:x="4.063cm" svg:y="6.254cm">
          <text:p text:style-name="P1"><text:span text:style-name="T1">3</text:span></text:p>
        </draw:ellipse>
        <draw:ellipse draw:style-name="gr1" draw:text-style-name="P2" draw:layer="layout" svg:width="0.617cm" svg:height="0.537cm" svg:x="4.064cm" svg:y="7.255cm">
          <text:p text:style-name="P1"><text:span text:style-name="T1">2</text:span></text:p>
        </draw:ellipse>
        <draw:ellipse draw:style-name="gr1" draw:text-style-name="P2" draw:layer="layout" svg:width="0.617cm" svg:height="0.537cm" svg:x="4.065cm" svg:y="8.256cm">
          <text:p text:style-name="P1"><text:span text:style-name="T1">1</text:span></text:p>
        </draw:ellipse>
        <draw:line draw:style-name="gr2" draw:text-style-name="P1" draw:layer="layout" svg:x1="4.37cm" svg:y1="6.798cm" svg:x2="4.359cm" svg:y2="7.265cm">
          <text:p/>
        </draw:line>
        <draw:line draw:style-name="gr2" draw:text-style-name="P1" draw:layer="layout" svg:x1="4.371cm" svg:y1="7.799cm" svg:x2="4.36cm" svg:y2="8.266cm">
          <text:p/>
        </draw:line>
        <draw:ellipse draw:style-name="gr1" draw:text-style-name="P2" draw:layer="layout" svg:width="0.617cm" svg:height="0.537cm" svg:x="5.574cm" svg:y="4.93cm">
          <text:p text:style-name="P1"><text:span text:style-name="T1">4</text:span></text:p>
        </draw:ellipse>
        <draw:ellipse draw:style-name="gr1" draw:text-style-name="P2" draw:layer="layout" svg:width="0.617cm" svg:height="0.537cm" svg:x="5.575cm" svg:y="3.931cm">
          <text:p text:style-name="P1"><text:span text:style-name="T1">5</text:span></text:p>
        </draw:ellipse>
        <draw:line draw:style-name="gr2" draw:text-style-name="P1" draw:layer="layout" svg:x1="4.644cm" svg:y1="6.382cm" svg:x2="5.857cm" svg:y2="5.472cm">
          <text:p/>
        </draw:line>
        <draw:line draw:style-name="gr2" draw:text-style-name="P1" draw:layer="layout" svg:x1="5.866cm" svg:y1="4.456cm" svg:x2="5.855cm" svg:y2="4.923cm">
          <text:p/>
        </draw:line>
        <draw:ellipse draw:style-name="gr1" draw:text-style-name="P2" draw:layer="layout" svg:width="0.617cm" svg:height="0.537cm" svg:x="4.075cm" svg:y="4.931cm">
          <text:p text:style-name="P1"><text:span text:style-name="T1">6</text:span></text:p>
        </draw:ellipse>
        <draw:line draw:style-name="gr2" draw:text-style-name="P1" draw:layer="layout" svg:x1="4.369cm" svg:y1="5.528cm" svg:x2="4.356cm" svg:y2="6.224cm">
          <text:p/>
        </draw:line>
        <draw:frame draw:style-name="gr5" draw:text-style-name="P3" draw:layer="layout" svg:width="1.184cm" svg:height="0.725cm" svg:x="3.724cm" svg:y="2.855cm">
          <draw:text-box>
            <text:p><text:span text:style-name="T2">dev</text:span></text:p>
          </draw:text-box>
        </draw:frame>
        <draw:frame draw:style-name="gr6" draw:text-style-name="P3" draw:layer="layout" svg:width="1.831cm" svg:height="0.725cm" svg:x="5.324cm" svg:y="2.856cm">
          <draw:text-box>
            <text:p><text:span text:style-name="T2">feature</text:span></text:p>
          </draw:text-box>
        </draw:frame>
        <draw:frame draw:style-name="gr6" draw:text-style-name="P3" draw:layer="layout" svg:width="2.983cm" svg:height="0.725cm" svg:x="5.325cm" svg:y="2.257cm">
          <draw:text-box>
            <text:p><text:span text:style-name="T2">origin/feature</text:span></text:p>
          </draw:text-box>
        </draw:frame>
        <draw:ellipse draw:style-name="gr1" draw:text-style-name="P2" draw:layer="layout" svg:width="0.617cm" svg:height="0.537cm" svg:x="16.685cm" svg:y="6.201cm">
          <text:p text:style-name="P1"><text:span text:style-name="T1">3</text:span></text:p>
        </draw:ellipse>
        <draw:ellipse draw:style-name="gr1" draw:text-style-name="P2" draw:layer="layout" svg:width="0.617cm" svg:height="0.537cm" svg:x="16.686cm" svg:y="7.202cm">
          <text:p text:style-name="P1"><text:span text:style-name="T1">2</text:span></text:p>
        </draw:ellipse>
        <draw:ellipse draw:style-name="gr1" draw:text-style-name="P2" draw:layer="layout" svg:width="0.617cm" svg:height="0.537cm" svg:x="16.687cm" svg:y="8.203cm">
          <text:p text:style-name="P1"><text:span text:style-name="T1">1</text:span></text:p>
        </draw:ellipse>
        <draw:line draw:style-name="gr2" draw:text-style-name="P1" draw:layer="layout" svg:x1="16.992cm" svg:y1="6.745cm" svg:x2="16.981cm" svg:y2="7.212cm">
          <text:p/>
        </draw:line>
        <draw:line draw:style-name="gr2" draw:text-style-name="P1" draw:layer="layout" svg:x1="16.993cm" svg:y1="7.746cm" svg:x2="16.982cm" svg:y2="8.213cm">
          <text:p/>
        </draw:line>
        <draw:ellipse draw:style-name="gr1" draw:text-style-name="P2" draw:layer="layout" svg:width="0.617cm" svg:height="0.537cm" svg:x="16.673cm" svg:y="5.177cm">
          <text:p text:style-name="P1"><text:span text:style-name="T1">6</text:span></text:p>
        </draw:ellipse>
        <draw:ellipse draw:style-name="gr1" draw:text-style-name="P2" draw:layer="layout" svg:width="0.617cm" svg:height="0.537cm" svg:x="18.197cm" svg:y="3.878cm">
          <text:p text:style-name="P1"><text:span text:style-name="T1">4</text:span></text:p>
        </draw:ellipse>
        <draw:line draw:style-name="gr2" draw:text-style-name="P1" draw:layer="layout" svg:x1="17.266cm" svg:y1="5.329cm" svg:x2="18.479cm" svg:y2="4.419cm">
          <text:p/>
        </draw:line>
        <draw:line draw:style-name="gr2" draw:text-style-name="P1" draw:layer="layout" svg:x1="16.988cm" svg:y1="5.703cm" svg:x2="16.977cm" svg:y2="6.17cm">
          <text:p/>
        </draw:line>
        <draw:ellipse draw:style-name="gr1" draw:text-style-name="P2" draw:layer="layout" svg:width="0.617cm" svg:height="0.537cm" svg:x="18.197cm" svg:y="2.778cm">
          <text:p text:style-name="P1"><text:span text:style-name="T1">5</text:span></text:p>
        </draw:ellipse>
        <draw:line draw:style-name="gr2" draw:text-style-name="P1" draw:layer="layout" svg:x1="18.49cm" svg:y1="3.369cm" svg:x2="18.466cm" svg:y2="3.844cm">
          <text:p/>
        </draw:line>
        <draw:frame draw:style-name="gr5" draw:text-style-name="P3" draw:layer="layout" svg:width="1.184cm" svg:height="0.725cm" svg:x="15.627cm" svg:y="5.121cm">
          <draw:text-box>
            <text:p><text:span text:style-name="T2">dev</text:span></text:p>
          </draw:text-box>
        </draw:frame>
        <draw:frame draw:style-name="gr6" draw:text-style-name="P3" draw:layer="layout" svg:width="1.831cm" svg:height="0.725cm" svg:x="17.697cm" svg:y="1.788cm">
          <draw:text-box>
            <text:p><text:span text:style-name="T2">featur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0-06T23:00:39.65</meta:creation-date>
    <dc:date>2018-10-14T23:44:14.93</dc:date>
    <meta:editing-duration>PT3H48M46S</meta:editing-duration>
    <meta:editing-cycles>6</meta:editing-cycles>
    <meta:generator>OpenOffice/4.1.2$Win32 OpenOffice.org_project/412m3$Build-9782</meta:generator>
    <meta:document-statistic meta:object-count="70"/>
  </office:meta>
</office:document-meta>
</file>